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aramond" svg:font-family="Garamond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Garamond" fo:font-size="20pt" fo:font-weight="normal" officeooo:rsid="000b2c19" officeooo:paragraph-rsid="0008d2ae" style:font-size-asian="20pt" style:font-weight-asian="normal" style:font-size-complex="20pt" style:font-weight-complex="normal"/>
    </style:style>
    <style:style style:name="P2" style:family="paragraph" style:parent-style-name="Standard">
      <style:text-properties style:font-name="Garamond" fo:font-size="20pt" fo:font-style="italic" style:text-underline-style="none" fo:font-weight="bold" officeooo:rsid="0021bf27" officeooo:paragraph-rsid="0021bf27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text-properties style:font-name="Garamond" fo:font-size="20pt" fo:font-style="italic" fo:font-weight="bold" officeooo:rsid="0021bf27" officeooo:paragraph-rsid="0021bf27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text-properties style:font-name="Garamond" fo:font-size="20pt" fo:font-style="normal" style:text-underline-style="none" fo:font-weight="normal" officeooo:rsid="001e2cb5" officeooo:paragraph-rsid="001d2167" style:font-size-asian="20pt" style:font-style-asian="normal" style:font-weight-asian="normal" style:font-size-complex="20pt" style:font-style-complex="normal" style:font-weight-complex="normal"/>
    </style:style>
    <style:style style:name="P5" style:family="paragraph" style:parent-style-name="Standard">
      <style:text-properties style:font-name="Garamond" fo:font-size="20pt" fo:font-style="normal" style:text-underline-style="none" fo:font-weight="normal" officeooo:rsid="0021bf27" officeooo:paragraph-rsid="0021bf27" style:font-size-asian="20pt" style:font-style-asian="normal" style:font-weight-asian="normal" style:font-size-complex="20pt" style:font-style-complex="normal" style:font-weight-complex="normal"/>
    </style:style>
    <style:style style:name="P6" style:family="paragraph" style:parent-style-name="Standard">
      <style:text-properties style:font-name="Garamond" fo:font-size="20pt" fo:font-style="normal" style:text-underline-style="none" fo:font-weight="normal" officeooo:rsid="0021bf27" officeooo:paragraph-rsid="0024a170" style:font-size-asian="20pt" style:font-style-asian="normal" style:font-weight-asian="normal" style:font-size-complex="20pt" style:font-style-complex="normal" style:font-weight-complex="normal"/>
    </style:style>
    <style:style style:name="P7" style:family="paragraph" style:parent-style-name="Standard">
      <style:text-properties officeooo:paragraph-rsid="000b2c19"/>
    </style:style>
    <style:style style:name="P8" style:family="paragraph" style:parent-style-name="Standard">
      <style:text-properties style:font-name="Garamond" fo:font-size="20pt" fo:font-style="normal" style:text-underline-style="none" fo:font-weight="normal" officeooo:rsid="0021bf27" officeooo:paragraph-rsid="0024a170" style:font-size-asian="20pt" style:font-style-asian="normal" style:font-weight-asian="normal" style:font-size-complex="20pt" style:font-style-complex="normal" style:font-weight-complex="normal"/>
    </style:style>
    <style:style style:name="P9" style:family="paragraph" style:parent-style-name="Standard">
      <style:text-properties style:font-name="Garamond" fo:font-size="20pt" fo:font-style="italic" style:text-underline-style="none" fo:font-weight="bold" officeooo:rsid="0021bf27" officeooo:paragraph-rsid="00268b38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officeooo:rsid="00268b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APROXY (EJEMPLO)</text:p>
      <text:p text:style-name="P1"/>
      <text:p text:style-name="P7"/>
      <text:p text:style-name="P4">const express = require('express')</text:p>
      <text:p text:style-name="P4">const http = require('http')</text:p>
      <text:p text:style-name="P4"/>
      <text:p text:style-name="P4">const app = express()</text:p>
      <text:p text:style-name="P4">app.use(express.json())</text:p>
      <text:p text:style-name="P4"/>
      <text:p text:style-name="P4">const PORT = parseInt(process.argv[2])</text:p>
      <text:p text:style-name="P4">const SERVER = process.argv[3]</text:p>
      <text:p text:style-name="P4"/>
      <text:p text:style-name="P4">app.get('/', (request, response) =&gt; {</text:p>
      <text:p text:style-name="P4"><text:s text:c="4"/>response.setHeader('Content-Type', 'application/json')</text:p>
      <text:p text:style-name="P4"/>
      <text:p text:style-name="P4"><text:s text:c="4"/>let arr = []</text:p>
      <text:p text:style-name="P4"/>
      <text:p text:style-name="P4"><text:s text:c="4"/>arr.push({server:SERVER})</text:p>
      <text:p text:style-name="P4"/>
      <text:p text:style-name="P4"><text:s text:c="4"/>response</text:p>
      <text:p text:style-name="P4"><text:s text:c="8"/>.status(200)</text:p>
      <text:p text:style-name="P4"><text:s text:c="8"/>.end(JSON.stringify({arr}))</text:p>
      <text:p text:style-name="P4">})</text:p>
      <text:p text:style-name="P4"/>
      <text:p text:style-name="P4"/>
      <text:p text:style-name="P4">app.listen(PORT, (err) =&gt; {</text:p>
      <text:p text:style-name="P4"><text:s text:c="4"/>console.log(['escuchando el puerto', PORT].join(': '))</text:p>
      <text:p text:style-name="P4">})</text:p>
      <text:p text:style-name="P4"/>
      <text:p text:style-name="P4"/>
      <text:p text:style-name="P4"/>
      <text:p text:style-name="P4"/>
      <text:p text:style-name="P2"><text:soft-page-break/>HAPROXY (Configuracion)</text:p>
      <text:p text:style-name="P2"/>
      <text:p text:style-name="P2"/>
      <text:p text:style-name="P6">frontend web-frontend<text:line-break/> <text:s text:c="3"/>bind 167.71.60.132:80<text:line-break/> <text:s text:c="3"/># mode http<text:line-break/> <text:s text:c="3"/>default_backend web-backend<text:line-break/></text:p>
      <text:p text:style-name="P6"><text:line-break/>backend web-backend<text:line-break/> <text:s text:c="3"/>balance roundrobin<text:line-break/> <text:s text:c="3"/>server web-server1 167.71.60.132:3000 check<text:line-break/> <text:s text:c="3"/>server web-server2 167.71.60.132:3001 check<text:line-break/> <text:s text:c="3"/>server web-server3 167.71.60.132:3002 check<text:line-break/></text:p>
      <text:p text:style-name="P9">HAPROXY (<text:span text:style-name="T1">Verificacion</text:span>)</text:p>
      <text:p text:style-name="P6"/>
      <text:p text:style-name="P5">haproxy -c -f /etc/haproxy/haproxy.cfg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aramond" svg:font-family="Garamond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9T16:46:24.158000000</meta:creation-date>
    <dc:date>2021-10-05T16:10:54.153000000</dc:date>
    <meta:editing-duration>PT1H15M24S</meta:editing-duration>
    <meta:editing-cycles>20</meta:editing-cycles>
    <meta:generator>LibreOffice/7.1.1.2$Windows_X86_64 LibreOffice_project/fe0b08f4af1bacafe4c7ecc87ce55bb426164676</meta:generator>
    <meta:document-statistic meta:table-count="0" meta:image-count="0" meta:object-count="0" meta:page-count="2" meta:paragraph-count="23" meta:word-count="82" meta:character-count="854" meta:non-whitespace-character-count="728"/>
  </office:meta>
</office:document-meta>
</file>